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Helvetica" svg:font-family="Helvetica" style:font-family-generic="swiss"/>
    <style:font-face style:name="Lucida Sans1" svg:font-family="'Lucida San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9.684cm" fo:margin-left="2.579cm" table:align="left" style:writing-mode="lr-tb"/>
    </style:style>
    <style:style style:name="Tabella1.A" style:family="table-column">
      <style:table-column-properties style:column-width="1.836cm"/>
    </style:style>
    <style:style style:name="Tabella1.B" style:family="table-column">
      <style:table-column-properties style:column-width="2.291cm"/>
    </style:style>
    <style:style style:name="Tabella1.C" style:family="table-column">
      <style:table-column-properties style:column-width="5.556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a1.C1" style:family="table-cell">
      <style:table-cell-properties style:vertical-align="top" fo:padding="0.049cm" fo:border="0.05pt solid #000000" style:writing-mode="lr-tb"/>
    </style:style>
    <style:style style:name="Tabella1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a1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text-properties style:font-name="Times New Roman"/>
    </style:style>
    <style:style style:name="P2" style:family="paragraph" style:parent-style-name="Header">
      <style:text-properties style:font-name="Times New Roman" fo:font-size="9pt" style:font-size-asian="9pt" style:font-name-complex="Arial" style:font-size-complex="9pt"/>
    </style:style>
    <style:style style:name="P3" style:family="paragraph" style:parent-style-name="Footer">
      <style:text-properties fo:font-size="10pt" style:font-size-asian="10pt" style:font-size-complex="10pt"/>
    </style:style>
    <style:style style:name="P4" style:family="paragraph" style:parent-style-name="Frame_20_contents">
      <style:paragraph-properties fo:margin-top="0cm" fo:margin-bottom="0.212cm" fo:text-align="center" style:justify-single-word="false"/>
      <style:text-properties style:font-name="Times New Roman"/>
    </style:style>
    <style:style style:name="P5" style:family="paragraph" style:parent-style-name="Standard">
      <style:paragraph-properties fo:text-align="start" style:justify-single-word="false" fo:break-before="page"/>
      <style:text-properties style:font-name="Times New Roman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Times New Roman" fo:font-size="8pt" style:font-size-asian="8pt" style:font-name-complex="Arial" style:font-size-complex="8pt"/>
    </style:style>
    <style:style style:name="P7" style:family="paragraph" style:parent-style-name="Table_20_Contents">
      <style:paragraph-properties fo:text-align="start" style:justify-single-word="false" style:snap-to-layout-grid="false"/>
      <style:text-properties style:font-name="Times New Roman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start" style:justify-single-word="false" style:snap-to-layout-grid="false"/>
      <style:text-properties style:font-name="Times New Roman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0.5pt" fo:font-style="normal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0.5pt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.5pt" fo:font-weight="bold" style:font-size-asian="10.5pt" style:font-weight-asian="bold" style:font-name-complex="Arial" style:font-size-complex="10.5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.5pt" fo:font-weight="normal" style:font-size-asian="10.5pt" style:font-weight-asian="normal" style:font-name-complex="Arial" style:font-size-complex="10.5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26pt" style:font-size-asian="26pt" style:font-name-complex="Arial" style:font-size-complex="26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font-weight="normal" style:font-size-asian="16pt" style:font-weight-asian="normal" style:font-name-complex="Ari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6pt" fo:font-weight="normal" style:font-size-asian="16pt" style:font-weight-asian="normal" style:font-name-complex="Ari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9pt" fo:font-style="normal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8pt" fo:font-weight="normal" style:font-size-asian="8pt" style:font-weight-asian="normal" style:font-name-complex="Arial" style:font-size-complex="8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8pt" style:font-size-asian="8pt" style:font-size-complex="8pt"/>
    </style:style>
    <style:style style:name="P20" style:family="paragraph" style:parent-style-name="Heading_20_2">
      <style:text-properties style:font-name="Times New Roman" fo:font-style="normal" style:font-style-asian="normal" style:font-style-complex="normal"/>
    </style:style>
    <style:style style:name="P21" style:family="paragraph" style:parent-style-name="Heading_20_2">
      <style:text-properties fo:font-size="50pt" fo:font-style="normal" style:font-size-asian="50pt" style:font-style-asian="normal" style:font-size-complex="50pt" style:font-style-complex="normal"/>
    </style:style>
    <style:style style:name="P22" style:family="paragraph" style:parent-style-name="Heading_20_1">
      <style:paragraph-properties fo:break-before="page"/>
      <style:text-properties style:font-name="Times New Roman"/>
    </style:style>
    <style:style style:name="P23" style:family="paragraph" style:parent-style-name="Heading_20_1">
      <style:paragraph-properties fo:break-before="page"/>
      <style:text-properties style:font-name="Times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style:font-name="Times New Roman" fo:font-size="8pt" style:font-size-asian="8pt" style:font-name-complex="Arial" style:font-size-complex="8pt"/>
    </style:style>
    <style:style style:name="P25" style:family="paragraph" style:parent-style-name="Table_20_Contents">
      <style:paragraph-properties fo:text-align="start" style:justify-single-word="false" style:snap-to-layout-grid="false"/>
      <style:text-properties style:font-name="Times New Roman" fo:font-size="8pt" style:font-size-asian="8pt" style:font-name-complex="Arial" style:font-size-complex="8pt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style:font-name="Times New Roman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0.5pt" fo:font-weight="normal" style:font-size-asian="10.5pt" style:font-weight-asian="normal" style:font-name-complex="Arial" style:font-size-complex="10.5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9pt" fo:font-weight="normal" style:font-size-asian="9pt" style:font-weight-asian="normal" style:font-name-complex="Arial" style:font-size-complex="9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font-name="Times New Roman"/>
    </style:style>
    <style:style style:name="P30" style:family="paragraph" style:parent-style-name="Text_20_body">
      <style:text-properties fo:font-size="12pt" fo:font-weight="bold" style:font-size-asian="10.5pt" style:font-weight-asian="bold" style:font-size-complex="12pt" style:font-weight-complex="bold"/>
    </style:style>
    <style:style style:name="P31" style:family="paragraph" style:parent-style-name="Text_20_body">
      <style:paragraph-properties fo:break-before="page"/>
      <style:text-properties fo:font-size="50pt" fo:font-weight="bold" style:font-size-asian="43.75pt" style:font-weight-asian="bold" style:font-size-complex="50pt" style:font-weight-complex="bold"/>
    </style:style>
    <style:style style:name="P32" style:family="paragraph" style:parent-style-name="Text_20_body">
      <style:paragraph-properties fo:break-before="page"/>
      <style:text-properties fo:font-size="50pt" fo:font-weight="bold" style:font-size-asian="50pt" style:font-weight-asian="bold" style:font-size-complex="50pt" style:font-weight-complex="bold"/>
    </style:style>
    <style:style style:name="T1" style:family="text">
      <style:text-properties fo:font-size="9pt" style:font-size-asian="9pt" style:font-name-complex="Arial" style:font-size-complex="9pt"/>
    </style:style>
    <style:style style:name="T2" style:family="text">
      <style:text-properties fo:font-size="9pt" style:font-name-asian="Arial" style:font-size-asian="9pt" style:font-name-complex="Arial" style:font-size-complex="9pt"/>
    </style:style>
    <style:style style:name="T3" style:family="text">
      <style:text-properties style:font-name="Times New Roman" fo:font-size="9pt" style:font-size-asian="9pt" style:font-size-complex="9pt"/>
    </style:style>
    <style:style style:name="T4" style:family="text">
      <style:text-properties style:font-name="Times New Roman" fo:font-size="9pt" style:font-size-asian="9pt" style:font-name-complex="Arial" style:font-size-complex="9pt"/>
    </style:style>
    <style:style style:name="T5" style:family="text">
      <style:text-properties style:font-name="Times New Roman" fo:font-size="9pt" style:font-name-asian="Arial" style:font-size-asian="9pt" style:font-name-complex="Arial" style:font-size-complex="9pt"/>
    </style:style>
    <style:style style:name="T6" style:family="text">
      <style:text-properties fo:font-size="26pt" style:font-size-asian="26pt" style:font-name-complex="Arial" style:font-size-complex="26pt"/>
    </style:style>
    <style:style style:name="T7" style:family="text">
      <style:text-properties fo:font-size="26pt" style:font-name-asian="Arial" style:font-size-asian="26pt" style:font-name-complex="Arial" style:font-size-complex="26pt"/>
    </style:style>
    <style:style style:name="T8" style:family="text">
      <style:text-properties fo:font-size="26pt" fo:font-style="italic" style:font-size-asian="26pt" style:font-style-asian="italic" style:font-name-complex="Arial" style:font-size-complex="26pt" style:font-style-complex="italic"/>
    </style:style>
    <style:style style:name="T9" style:family="text">
      <style:text-properties fo:font-size="26pt" fo:font-style="italic" style:font-name-asian="Arial" style:font-size-asian="26pt" style:font-style-asian="italic" style:font-name-complex="Arial" style:font-size-complex="26pt" style:font-style-complex="italic"/>
    </style:style>
    <style:style style:name="T10" style:family="text">
      <style:text-properties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1" style:family="text">
      <style:text-properties fo:font-size="10.5pt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2" style:family="text">
      <style:text-properties fo:font-size="10.5pt" fo:font-style="normal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T13" style:family="text">
      <style:text-properties fo:font-size="10.5pt" fo:font-style="normal" fo:font-weight="bold" style:font-name-asian="Arial" style:font-size-asian="10.5pt" style:font-style-asian="normal" style:font-weight-asian="bold" style:font-name-complex="Arial" style:font-size-complex="10.5pt" style:font-style-complex="normal" style:font-weight-complex="bold"/>
    </style:style>
    <style:style style:name="T14" style:family="text">
      <style:text-properties fo:font-size="16pt" fo:font-style="normal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5" style:family="text">
      <style:text-properties fo:font-size="16pt" fo:font-style="normal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6" style:family="text">
      <style:text-properties style:font-name-asian="Arial" style:font-name-complex="Arial"/>
    </style:style>
    <style:style style:name="T17" style:family="text">
      <style:text-properties style:font-name-complex="Arial"/>
    </style:style>
    <style:style style:name="T18" style:family="text">
      <style:text-properties fo:font-weight="normal" style:font-weight-asian="normal" style:font-name-complex="Ari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Arial" style:font-weight-asian="normal" style:font-name-complex="Arial" style:font-weight-complex="normal"/>
    </style:style>
    <style:style style:name="T21" style:family="text">
      <style:text-properties fo:font-style="normal" style:font-name-asian="Arial" style:font-style-asian="normal" style:font-style-complex="normal"/>
    </style:style>
    <style:style style:name="T22" style:family="text">
      <style:text-properties style:font-name="Times"/>
    </style:style>
    <style:style style:name="T23" style:family="text">
      <style:text-properties style:font-name="Times" fo:font-style="normal" style:font-style-asian="normal" style:font-style-complex="normal"/>
    </style:style>
    <style:style style:name="T24" style:family="text">
      <style:text-properties style:font-name="Times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center" style:horizontal-rel="paragraph" fo:background-color="#ffffff" style:background-transparency="0%" fo:padding-left="0.044cm" fo:padding-right="0.044cm" fo:padding-top="0.212cm" fo:padding-bottom="0.212cm" fo:border="0.51pt solid #000000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Cornice1" text:anchor-type="char" svg:y="0.176cm" svg:width="12.097cm" svg:height="4.487cm" draw:z-index="0"><draw:text-box><text:p text:style-name="P4"><text:span text:style-name="T6">Giacomo</text:span><text:span text:style-name="T7"> </text:span><text:span text:style-name="T6">Quadrio<text:line-break/><text:line-break/></text:span><text:span text:style-name="T8">Drawing</text:span><text:span text:style-name="T9"> </text:span><text:span text:style-name="T8">App</text:span></text:p></draw:text-box></draw:frame></text:p>
      <text:p text:style-name="P13"/>
      <text:p text:style-name="P13"/>
      <text:p text:style-name="P14">Glossario</text:p>
      <text:p text:style-name="P14"/>
      <text:p text:style-name="P11">Sommario</text:p>
      <text:p text:style-name="P10"/>
      <text:p text:style-name="P12"><text:span text:style-name="T21">Il presente documento contiene le definizioni di particolari termini ed acronimi utilizzati nei vari documenti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3"><text:span text:style-name="T14">Informazioni</text:span><text:span text:style-name="T15"> </text:span><text:span text:style-name="T14">documento</text:span></text:p>
      <text:p text:style-name="P15"/>
      <text:p text:style-name="P13"><text:span text:style-name="T12">Nome:</text:span><text:span text:style-name="T11"> Glossario</text:span><text:span text:style-name="T10">_v1.0.pdf</text:span></text:p>
      <text:p text:style-name="P13"><text:span text:style-name="T12">Versione:</text:span><text:span text:style-name="T11"> </text:span><text:span text:style-name="T10">1.0</text:span></text:p>
      <text:p text:style-name="P13"><text:span text:style-name="T12">Data</text:span><text:span text:style-name="T13"> </text:span><text:span text:style-name="T12">creazione: </text:span><text:span text:style-name="T10">30/05/2012</text:span></text:p>
      <text:p text:style-name="P13"><text:span text:style-name="T12">Data</text:span><text:span text:style-name="T13"> </text:span><text:span text:style-name="T12">ultima</text:span><text:span text:style-name="T13"> </text:span><text:span text:style-name="T12">modifica: </text:span><text:span text:style-name="T10">27/07/2012</text:span></text:p>
      <text:p text:style-name="P13"><text:span text:style-name="T12">Stato</text:span><text:span text:style-name="T13"> </text:span><text:span text:style-name="T12">del</text:span><text:span text:style-name="T13"> </text:span><text:span text:style-name="T12">documento: </text:span><text:span text:style-name="T10">Approvato</text:span></text:p>
      <text:p text:style-name="P9"/>
      <text:p text:style-name="P5"><text:span text:style-name="T14">Registro</text:span><text:span text:style-name="T15"> </text:span><text:span text:style-name="T14">delle</text:span><text:span text:style-name="T15"> </text:span><text:span text:style-name="T14">modifiche:</text:span></text:p>
      <text:p text:style-name="P16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6">Versione</text:p>
          </table:table-cell>
          <table:table-cell table:style-name="Tabella1.A1" office:value-type="string">
            <text:p text:style-name="P6">Data</text:p>
          </table:table-cell>
          <table:table-cell table:style-name="Tabella1.C1" office:value-type="string">
            <text:p text:style-name="P8"><text:span text:style-name="T16"><text:s/></text:span><text:span text:style-name="T17">Modifiche</text:span><text:span text:style-name="T16"> </text:span><text:span text:style-name="T17">effettuate</text:span></text:p>
          </table:table-cell>
        </table:table-row>
        <table:table-row table:style-name="Tabella1.1">
          <table:table-cell table:style-name="Tabella1.A2" office:value-type="string">
            <text:p text:style-name="P6">1.0</text:p>
          </table:table-cell>
          <table:table-cell table:style-name="Tabella1.A2" office:value-type="string">
            <text:p text:style-name="P6">27/07/2012</text:p>
          </table:table-cell>
          <table:table-cell table:style-name="Tabella1.C2" office:value-type="string">
            <text:p text:style-name="P7">Corretti errori di vario genere</text:p>
          </table:table-cell>
        </table:table-row>
        <table:table-row table:style-name="Tabella1.1">
          <table:table-cell table:style-name="Tabella1.A2" office:value-type="string">
            <text:p text:style-name="P6">0.6</text:p>
          </table:table-cell>
          <table:table-cell table:style-name="Tabella1.A2" office:value-type="string">
            <text:p text:style-name="P6">27/07/2012</text:p>
          </table:table-cell>
          <table:table-cell table:style-name="Tabella1.C2" office:value-type="string">
            <text:p text:style-name="P7">Inseriti nuovi termini</text:p>
          </table:table-cell>
        </table:table-row>
        <table:table-row table:style-name="Tabella1.1">
          <table:table-cell table:style-name="Tabella1.A2" office:value-type="string">
            <text:p text:style-name="P6">0.5</text:p>
          </table:table-cell>
          <table:table-cell table:style-name="Tabella1.A2" office:value-type="string">
            <text:p text:style-name="P6">11/07/2012</text:p>
          </table:table-cell>
          <table:table-cell table:style-name="Tabella1.C2" office:value-type="string">
            <text:p text:style-name="P7">Inseriti nuovi termini</text:p>
          </table:table-cell>
        </table:table-row>
        <table:table-row table:style-name="Tabella1.1">
          <table:table-cell table:style-name="Tabella1.A2" office:value-type="string">
            <text:p text:style-name="P6">0.4</text:p>
          </table:table-cell>
          <table:table-cell table:style-name="Tabella1.A2" office:value-type="string">
            <text:p text:style-name="P6">26/06/2012</text:p>
          </table:table-cell>
          <table:table-cell table:style-name="Tabella1.C2" office:value-type="string">
            <text:p text:style-name="P7">Inseriti nuovi termini</text:p>
          </table:table-cell>
        </table:table-row>
        <table:table-row table:style-name="Tabella1.1">
          <table:table-cell table:style-name="Tabella1.A2" office:value-type="string">
            <text:p text:style-name="P6">0.3</text:p>
          </table:table-cell>
          <table:table-cell table:style-name="Tabella1.A2" office:value-type="string">
            <text:p text:style-name="P6">12/06/2012</text:p>
          </table:table-cell>
          <table:table-cell table:style-name="Tabella1.C2" office:value-type="string">
            <text:p text:style-name="P7">Inseriti nuovi termini</text:p>
          </table:table-cell>
        </table:table-row>
        <table:table-row table:style-name="Tabella1.1">
          <table:table-cell table:style-name="Tabella1.A2" office:value-type="string">
            <text:p text:style-name="P6">0.2</text:p>
          </table:table-cell>
          <table:table-cell table:style-name="Tabella1.A2" office:value-type="string">
            <text:p text:style-name="P6">03/06/2012</text:p>
          </table:table-cell>
          <table:table-cell table:style-name="Tabella1.C2" office:value-type="string">
            <text:p text:style-name="P7">Inseriti nuovi termini</text:p>
          </table:table-cell>
        </table:table-row>
        <table:table-row table:style-name="Tabella1.1">
          <table:table-cell table:style-name="Tabella1.A2" office:value-type="string">
            <text:p text:style-name="P6">0.1</text:p>
          </table:table-cell>
          <table:table-cell table:style-name="Tabella1.A2" office:value-type="string">
            <text:p text:style-name="P6">30/05/2012</text:p>
          </table:table-cell>
          <table:table-cell table:style-name="Tabella1.C2" office:value-type="string">
            <text:p text:style-name="P7">Impostata struttura generale</text:p>
          </table:table-cell>
        </table:table-row>
      </table:table>
      <text:p text:style-name="P18"/>
      <text:p text:style-name="P19"><text:span text:style-name="T18">Tabella</text:span><text:span text:style-name="T20"> </text:span><text:span text:style-name="T18">1:</text:span><text:span text:style-name="T20"> </text:span><text:span text:style-name="T18">registro</text:span><text:span text:style-name="T20"> </text:span><text:span text:style-name="T18">delle</text:span><text:span text:style-name="T20"> </text:span><text:span text:style-name="T18">modifiche</text:span></text:p>
      <text:p text:style-name="P18"/>
      <text:p text:style-name="P18"/>
      <text:p text:style-name="P28"/>
      <text:p text:style-name="P17"/>
      <text:h text:style-name="P22" text:outline-level="1">1 Introduzione</text:h>
      <text:h text:style-name="P20" text:outline-level="2">1.1 Scopo del documento</text:h>
      <text:p text:style-name="P29">Tale documento ha lo scopo di illustrare tutti quei particolari termini utilizzati all'interno dei vari documenti di Analisi dei requisiti, Specifica tecnica, Risultati dei test e Resoconto stage, fornendo quindi una definizione dettagliata ed esaustiva.</text:p>
      <text:h text:style-name="P23" text:outline-level="1">2 Glossario</text:h>
      <text:h text:style-name="P21" text:outline-level="2"><text:span text:style-name="T22">A</text:span></text:h>
      <text:p text:style-name="P30"><text:span text:style-name="T23">Adobe Photoshop: </text:span><text:span text:style-name="T24">noto software di editing delle immagini disponibile per sistemi operativi Windows e Mac OSX.</text:span></text:p>
      <text:p text:style-name="P30"><text:span text:style-name="T24"/></text:p>
      <text:p text:style-name="P30"><text:span text:style-name="T23">Android:</text:span><text:span text:style-name="T24"> sistema operativo realizzato da Google per dispositivi smartphone e tablet.</text:span></text:p>
      <text:p text:style-name="P30"><text:span text:style-name="T23"/></text:p>
      <text:p text:style-name="P30"><text:span text:style-name="T23">API: </text:span><text:span text:style-name="T24">Application Programming Interface.</text:span></text:p>
      <text:p text:style-name="P30"><text:span text:style-name="T24"/></text:p>
      <text:p text:style-name="P30"><text:span text:style-name="T23">Array: </text:span><text:span text:style-name="T24">Struttura dati utilizzata per immagazzinare informazioni con una certa struttura.</text:span></text:p>
      <text:p text:style-name="P31"><text:span text:style-name="T24">C</text:span></text:p>
      <text:p text:style-name="P30"><text:span text:style-name="T23">Canvas: </text:span><text:span text:style-name="T24">letteralmente tela, rappresenta un oggetto HTML5 che permette di disegnarvi al suo interno.</text:span></text:p>
      <text:p text:style-name="P30"><text:span text:style-name="T24"/></text:p>
      <text:p text:style-name="P30"><text:span text:style-name="T23">Competitors:</text:span><text:span text:style-name="T24"> è inteso come applicazioni che svolgono compiti ed hanno funzionalità simili a quelli del progetto di stage.</text:span></text:p>
      <text:p text:style-name="P30"><text:span text:style-name="T24"/></text:p>
      <text:p text:style-name="P30"><text:span text:style-name="T23">Concept: </text:span><text:span text:style-name="T24">letteralmente concetto, rappresenta una versione concettuale, e quindi semplicemente abbozzata, di un'applicazione.</text:span></text:p>
      <text:p text:style-name="P30"><text:span text:style-name="T24"/></text:p>
      <text:p text:style-name="P30"><text:span text:style-name="T23">C</text:span><text:span text:style-name="T24">SS: Cascadian Style Sheet</text:span></text:p>
      <text:p text:style-name="P30"><text:span text:style-name="T24"/></text:p>
      <text:p text:style-name="P30"><text:span text:style-name="T24"/></text:p>
      <text:p text:style-name="P32"><text:span text:style-name="T24">D</text:span></text:p>
      <text:p text:style-name="P30"><text:span text:style-name="T23">Device:</text:span><text:span text:style-name="T24"> letteralmente dispositivo. E' un sinonimo di dispositivi mobile.</text:span></text:p>
      <text:p text:style-name="P31"><text:span text:style-name="T24">F</text:span></text:p>
      <text:p text:style-name="P30">Framework: <text:span text:style-name="T19">in ambito software, il framework è una struttura di supporto sulla quale un software può essere ideato e progettato.</text:span></text:p>
      <text:p text:style-name="P31"><text:span text:style-name="T19">H</text:span></text:p>
      <text:p text:style-name="P30">HTML5:<text:span text:style-name="T19"> linguaggio per la realizzazione di siti web.</text:span></text:p>
      <text:p text:style-name="P31"><text:span text:style-name="T19">J</text:span></text:p>
      <text:p text:style-name="P30">Java:<text:span text:style-name="T19"> Linguaggio di programmazione.</text:span></text:p>
      <text:p text:style-name="P30"><text:span text:style-name="T19"/></text:p>
      <text:p text:style-name="P30">JavaScript: <text:span text:style-name="T19">Linguaggio di scripting orientato agli oggetti, ideato per il web.</text:span></text:p>
      <text:p text:style-name="P31"><text:span text:style-name="T19">M</text:span></text:p>
      <text:p text:style-name="P30">Mobile:<text:span text:style-name="T19"> si intende dispositivi portatili, che possono essere portati in giro e che non necessitano di essere utilizzati in un posto fisso.</text:span></text:p>
      <text:p text:style-name="P31"><text:span text:style-name="T19">P</text:span></text:p>
      <text:p text:style-name="P30">Plug-in: <text:span text:style-name="T19">software che va ad integrarsi ad altro software e che, di norma, aggiunge funzionalità.</text:span></text:p>
      <text:p text:style-name="P30"><text:span text:style-name="T19"/></text:p>
      <text:p text:style-name="P30">Phonegap: <text:span text:style-name="T19">framework per la realizzazione di applicazioni native per smartphone in grado di eseguire codice HTML5 e Javascript.</text:span></text:p>
      <text:p text:style-name="P31"><text:span text:style-name="T19">S</text:span></text:p>
      <text:p text:style-name="P30">Smartphone: <text:span text:style-name="T19">si intente dispositivo cellulare dotato di sistema operativo complesso ed in grado di eseguire applicazioni esterne.</text:span></text:p>
      <text:p text:style-name="P31"><text:span text:style-name="T19">T</text:span></text:p>
      <text:p text:style-name="P30">Tablet: <text:span text:style-name="T19">si intendono dispositivi portatili, di dimensioni superiori ad un normale smartphone e dotati di sistema operativo in grado di eseguire applicazioni di terzi.</text:span></text:p>
      <text:p text:style-name="P30"><text:span text:style-name="T19"/></text:p>
      <text:p text:style-name="P30">Touch screen: <text:span text:style-name="T19">schermo sensibile al tocc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Helvetica" svg:font-family="Helvetica" style:font-family-generic="swiss"/>
    <style:font-face style:name="Lucida Sans1" svg:font-family="'Lucida San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9pt" style:font-size-asian="9pt" style:font-name-complex="Arial" style:font-size-complex="9pt"/>
    </style:style>
    <style:style style:name="MP2" style:family="paragraph" style:parent-style-name="Header">
      <style:text-properties style:font-name="Times New Roman"/>
    </style:style>
    <style:style style:name="MP3" style:family="paragraph" style:parent-style-name="Footer">
      <style:text-properties fo:font-size="10pt" style:font-size-asian="10pt" style:font-size-complex="10pt"/>
    </style:style>
    <style:style style:name="MT1" style:family="text">
      <style:text-properties fo:font-size="9pt" style:font-size-asian="9pt" style:font-name-complex="Arial" style:font-size-complex="9pt"/>
    </style:style>
    <style:style style:name="MT2" style:family="text">
      <style:text-properties fo:font-size="9pt" style:font-name-asian="Arial" style:font-size-asian="9pt" style:font-name-complex="Arial" style:font-size-complex="9pt"/>
    </style:style>
    <style:style style:name="MT3" style:family="text">
      <style:text-properties style:font-name="Times New Roman" fo:font-size="9pt" style:font-size-asian="9pt" style:font-size-complex="9pt"/>
    </style:style>
    <style:style style:name="MT4" style:family="text">
      <style:text-properties style:font-name="Times New Roman" fo:font-size="9pt" style:font-name-asian="Arial" style:font-size-asian="9pt" style:font-name-complex="Arial" style:font-size-complex="9pt"/>
    </style:style>
    <style:style style:name="MT5" style:family="text">
      <style:text-properties style:font-name="Times New Roman" fo:font-size="9pt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lossario</text:p>
        <text:p text:style-name="MP2"><text:span text:style-name="MT1">Versione:</text:span><text:span text:style-name="MT2"> </text:span><text:span text:style-name="MT1">1.0</text:span></text:p>
        <text:p text:style-name="MP2"><text:span text:style-name="MT1">Mail:</text:span><text:span text:style-name="MT2"> </text:span><text:a xlink:type="simple" xlink:href="mailto:gquadrio@gmail.com"><text:span text:style-name="MT1">gquadrio@gmail.com</text:span></text:a><text:span text:style-name="MT1"> </text:span></text:p>
      </style:header>
      <style:footer>
        <text:p text:style-name="MP3">Glossario<text:tab/><text:tab/><text:span text:style-name="MT3"><text:page-number text:select-page="current">2</text:page-number></text:span><text:span text:style-name="MT4"> </text:span><text:span text:style-name="MT5">di</text:span><text:span text:style-name="MT4"> </text:span><text:span text:style-name="MT3"><text:page-count style:num-format="1">1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9T16:36:54</meta:creation-date>
    <dc:date>2012-07-27T12:32:30</dc:date>
    <meta:editing-duration>PT16H3M5S</meta:editing-duration>
    <meta:editing-cycles>122</meta:editing-cycles>
    <meta:generator>LibreOffice/3.4$Unix LibreOffice_project/340m1$Build-402</meta:generator>
    <meta:document-statistic meta:table-count="1" meta:image-count="0" meta:object-count="0" meta:page-count="13" meta:paragraph-count="73" meta:word-count="394" meta:character-count="2781" meta:non-whitespace-character-count="2456"/>
  </office:meta>
</office:document-meta>
</file>